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ssible Moves</text:p>
          </table:table-cell>
          <table:table-cell table:number-columns-repeated="2"/>
          <table:table-cell office:value-type="string" calcext:value-type="string">
            <text:p>Mons Dead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6+8*(5-[.F8])+(5-[.F8])^2" office:value-type="float" office:value="81" calcext:value-type="float">
            <text:p>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6+8*(5-[.F9])+(5-[.F9])^2"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6+8*(5-[.F10])+(5-[.F10])^2"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table:formula="of:=16+8*(5-[.F11])+(5-[.F11])^2" office:value-type="float" office:value="36" calcext:value-type="float">
            <text:p>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6+8*(5-[.F12])+(5-[.F12])^2"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6+8*(5-[.F13])+(5-[.F13])^2"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 style:data-style-name="N2" text:time-value="16:00:06.460177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8:16:57.376428856</meta:creation-date>
    <dc:date>2022-09-13T16:00:11.488858317</dc:date>
    <meta:editing-duration>PT3H4M8S</meta:editing-duration>
    <meta:editing-cycles>3</meta:editing-cycles>
    <meta:generator>LibreOffice/6.4.7.2$Linux_X86_64 LibreOffice_project/40$Build-2</meta:generator>
    <meta:document-statistic meta:table-count="1" meta:cell-count="15" meta:object-count="0"/>
  </office:meta>
</office:document-meta>
</file>